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4.859cm" svg:x="1.861cm" svg:y="4.3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[I][J]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 <text:s/>I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</table:table-row>
            <table:table-row table:style-name="ro1" table:default-cell-style-name="ce1">
              <table:table-cell>
                <text:p>3 J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3.589cm" svg:height="3.095cm" svg:x="2.27cm" svg:y="1cm">
          <draw:text-box>
            <text:p>dt[I][J] <text:s/>to I via J</text:p>
            <text:p>I – destination</text:p>
            <text:p>J – neighbor to send to</text:p>
            <text:p>Node 0 Below</text:p>
          </draw:text-box>
        </draw:frame>
        <officeooo:annotation svg:x="0cm" svg:y="0cm">
          <dc:date>2013-10-10T17:56:05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roid Sans Fallback" style:font-size-asian="18pt" style:font-name-complex="Droid Sans Devanagar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0T17:53:59.080186623</meta:creation-date>
    <dc:date>2013-10-11T09:38:19.103680761</dc:date>
    <meta:editing-duration>PT1M23S</meta:editing-duration>
    <meta:editing-cycles>3</meta:editing-cycles>
    <meta:generator>LibreOffice/4.1.2.3$Linux_X86_64 LibreOffice_project/410m0$Build-3</meta:generator>
    <meta:document-statistic meta:object-count="2"/>
  </office:meta>
</office:document-meta>
</file>